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71in"/>
    </style:style>
    <style:style style:name="co3" style:family="table-column">
      <style:table-column-properties fo:break-before="auto" style:column-width="1.5681in"/>
    </style:style>
    <style:style style:name="co4" style:family="table-column">
      <style:table-column-properties fo:break-before="auto" style:column-width="1.68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Nozzle Speed Comparison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2">
          <table:table-cell/>
          <table:table-cell office:value-type="string" calcext:value-type="string">
            <text:p>Nozzle Size</text:p>
          </table:table-cell>
          <table:table-cell office:value-type="string" calcext:value-type="string">
            <text:p>Strip Speed (mm/min)</text:p>
          </table:table-cell>
          <table:table-cell office:value-type="string" calcext:value-type="string">
            <text:p>Strip Speed (mm/sec)</text:p>
          </table:table-cell>
          <table:table-cell office:value-type="string" calcext:value-type="string">
            <text:p>strip volumetric speed (mm^3/min)</text:p>
          </table:table-cell>
          <table:table-cell office:value-type="string" calcext:value-type="string">
            <text:p>strip volumetric speed (mm^3/sec)</text:p>
          </table:table-cell>
          <table:table-cell office:value-type="string" calcext:value-type="string">
            <text:p>Max print speed @0.2mm layer height (mm/s)</text:p>
          </table:table-cell>
          <table:table-cell office:value-type="string" calcext:value-type="string">
            <text:p>@0.4</text:p>
          </table:table-cell>
          <table:table-cell office:value-type="string" calcext:value-type="string">
            <text:p>@0.6</text:p>
          </table:table-cell>
          <table:table-cell/>
          <table:table-cell office:value-type="string" calcext:value-type="string">
            <text:p>% speed bump over std 0.35 nozzle</text:p>
          </table:table-cell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212" calcext:value-type="float">
            <text:p>212</text:p>
          </table:table-cell>
          <table:table-cell table:formula="of:=[.C5]/60" office:value-type="float" office:value="3.53333333333333" calcext:value-type="float">
            <text:p>3.5333333333</text:p>
          </table:table-cell>
          <table:table-cell table:formula="of:=[.C5]*(1.5*1.5)*3.14" office:value-type="float" office:value="1497.78" calcext:value-type="float">
            <text:p>1497.78</text:p>
          </table:table-cell>
          <table:table-cell table:formula="of:=[.E5]/60" office:value-type="float" office:value="24.963" calcext:value-type="float">
            <text:p>24.963</text:p>
          </table:table-cell>
          <table:table-cell table:formula="of:=0.8*[.F5]/([.B5]*0.2)" office:value-type="float" office:value="285.291428571429" calcext:value-type="float">
            <text:p>285.2914285714</text:p>
          </table:table-cell>
          <table:table-cell table:formula="of:=[.G5]/2" office:value-type="float" office:value="142.645714285714" calcext:value-type="float">
            <text:p>142.6457142857</text:p>
          </table:table-cell>
          <table:table-cell table:formula="of:=[.G5]/3" office:value-type="float" office:value="95.0971428571429" calcext:value-type="float">
            <text:p>95.0971428571</text:p>
          </table:table-cell>
          <table:table-cell/>
          <table:table-cell table:formula="of:=([.F5]-[.$F$5])/[.$F$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12" calcext:value-type="float">
            <text:p>212</text:p>
          </table:table-cell>
          <table:table-cell table:formula="of:=[.C6]/60" office:value-type="float" office:value="3.53333333333333" calcext:value-type="float">
            <text:p>3.5333333333</text:p>
          </table:table-cell>
          <table:table-cell table:formula="of:=[.C6]*(1.5*1.5)*3.14" office:value-type="float" office:value="1497.78" calcext:value-type="float">
            <text:p>1497.78</text:p>
          </table:table-cell>
          <table:table-cell table:formula="of:=[.E6]/60" office:value-type="float" office:value="24.963" calcext:value-type="float">
            <text:p>24.963</text:p>
          </table:table-cell>
          <table:table-cell table:formula="of:=0.8*[.F6]/([.B6]*0.2)" office:value-type="float" office:value="199.704" calcext:value-type="float">
            <text:p>199.704</text:p>
          </table:table-cell>
          <table:table-cell table:formula="of:=[.G6]/2" office:value-type="float" office:value="99.852" calcext:value-type="float">
            <text:p>99.852</text:p>
          </table:table-cell>
          <table:table-cell table:formula="of:=[.G6]/3" office:value-type="float" office:value="66.568" calcext:value-type="float">
            <text:p>66.568</text:p>
          </table:table-cell>
          <table:table-cell/>
          <table:table-cell table:formula="of:=([.F6]-[.$F$5])/[.$F$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table:formula="of:=[.C7]/60" office:value-type="float" office:value="4.16666666666667" calcext:value-type="float">
            <text:p>4.1666666667</text:p>
          </table:table-cell>
          <table:table-cell table:formula="of:=[.C7]*(1.5*1.5)*3.14" office:value-type="float" office:value="1766.25" calcext:value-type="float">
            <text:p>1766.25</text:p>
          </table:table-cell>
          <table:table-cell table:formula="of:=[.E7]/60" office:value-type="float" office:value="29.4375" calcext:value-type="float">
            <text:p>29.4375</text:p>
          </table:table-cell>
          <table:table-cell table:formula="of:=0.8*[.F7]/([.B7]*0.2)" office:value-type="float" office:value="196.25" calcext:value-type="float">
            <text:p>196.25</text:p>
          </table:table-cell>
          <table:table-cell table:formula="of:=[.G7]/2" office:value-type="float" office:value="98.125" calcext:value-type="float">
            <text:p>98.125</text:p>
          </table:table-cell>
          <table:table-cell table:formula="of:=[.G7]/3" office:value-type="float" office:value="65.4166666666667" calcext:value-type="float">
            <text:p>65.4166666667</text:p>
          </table:table-cell>
          <table:table-cell/>
          <table:table-cell table:formula="of:=([.F7]-[.$F$5])/[.$F$5]" office:value-type="float" office:value="0.179245283018868" calcext:value-type="float">
            <text:p>0.179245283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float" office:value="0.8" calcext:value-type="float">
            <text:p>0.8</text:p>
          </table:table-cell>
          <table:table-cell office:value-type="float" office:value="305" calcext:value-type="float">
            <text:p>305</text:p>
          </table:table-cell>
          <table:table-cell table:formula="of:=[.C8]/60" office:value-type="float" office:value="5.08333333333333" calcext:value-type="float">
            <text:p>5.0833333333</text:p>
          </table:table-cell>
          <table:table-cell table:formula="of:=[.C8]*(1.5*1.5)*3.14" office:value-type="float" office:value="2154.825" calcext:value-type="float">
            <text:p>2154.825</text:p>
          </table:table-cell>
          <table:table-cell table:formula="of:=[.E8]/60" office:value-type="float" office:value="35.91375" calcext:value-type="float">
            <text:p>35.91375</text:p>
          </table:table-cell>
          <table:table-cell table:formula="of:=0.8*[.F8]/([.B8]*0.2)" office:value-type="float" office:value="179.56875" calcext:value-type="float">
            <text:p>179.56875</text:p>
          </table:table-cell>
          <table:table-cell table:formula="of:=[.G8]/2" office:value-type="float" office:value="89.784375" calcext:value-type="float">
            <text:p>89.784375</text:p>
          </table:table-cell>
          <table:table-cell table:formula="of:=[.G8]/3" office:value-type="float" office:value="59.85625" calcext:value-type="float">
            <text:p>59.85625</text:p>
          </table:table-cell>
          <table:table-cell/>
          <table:table-cell table:formula="of:=([.F8]-[.$F$5])/[.$F$5]" office:value-type="float" office:value="0.438679245283019" calcext:value-type="float">
            <text:p>0.4386792453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0.8" calcext:value-type="float">
            <text:p>0.8</text:p>
          </table:table-cell>
          <table:table-cell office:value-type="float" office:value="435" calcext:value-type="float">
            <text:p>435</text:p>
          </table:table-cell>
          <table:table-cell table:formula="of:=[.C9]/60" office:value-type="float" office:value="7.25" calcext:value-type="float">
            <text:p>7.25</text:p>
          </table:table-cell>
          <table:table-cell table:formula="of:=[.C9]*(1.5*1.5)*3.14" office:value-type="float" office:value="3073.275" calcext:value-type="float">
            <text:p>3073.275</text:p>
          </table:table-cell>
          <table:table-cell table:formula="of:=[.E9]/60" office:value-type="float" office:value="51.22125" calcext:value-type="float">
            <text:p>51.22125</text:p>
          </table:table-cell>
          <table:table-cell table:formula="of:=0.8*[.F9]/([.B9]*0.2)" office:value-type="float" office:value="256.10625" calcext:value-type="float">
            <text:p>256.10625</text:p>
          </table:table-cell>
          <table:table-cell table:formula="of:=[.G9]/2" office:value-type="float" office:value="128.053125" calcext:value-type="float">
            <text:p>128.053125</text:p>
          </table:table-cell>
          <table:table-cell table:formula="of:=[.G9]/3" office:value-type="float" office:value="85.36875" calcext:value-type="float">
            <text:p>85.36875</text:p>
          </table:table-cell>
          <table:table-cell/>
          <table:table-cell table:formula="of:=([.F9]-[.$F$5])/[.$F$5]" office:value-type="float" office:value="1.05188679245283" calcext:value-type="float">
            <text:p>1.0518867925</text:p>
          </table:table-cell>
        </table:table-row>
        <table:table-row table:style-name="ro1" table:number-rows-repeated="12">
          <table:table-cell table:number-columns-repeated="11"/>
        </table:table-row>
        <table:table-row table:style-name="ro3">
          <table:table-cell table:number-columns-repeated="4"/>
          <table:table-cell table:formula="of:=1.5*1.5*3.14" office:value-type="float" office:value="7.065" calcext:value-type="float">
            <text:p>7.065</text:p>
          </table:table-cell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7T12:45:49.094092294</meta:creation-date>
    <dc:date>2015-04-29T14:48:48.666934406</dc:date>
    <meta:editing-duration>PT6H39M31S</meta:editing-duration>
    <meta:editing-cycles>1</meta:editing-cycles>
    <meta:document-statistic meta:table-count="1" meta:cell-count="59" meta:object-count="0"/>
    <meta:generator>LibreOffice/4.3.3.2$Linux_X86_64 LibreOffice_project/430m0$Build-2</meta:generator>
  </office:meta>
</office:document-meta>
</file>